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85cm" fo:min-width="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24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1.75cm" fo:min-width="15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1.25cm" svg:y="8.0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5cm" svg:height="2.1cm" svg:x="11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cm" svg:height="0.4cm" svg:x="17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4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2.586cm" svg:y1="8.996cm" svg:x2="4.801cm" svg:y2="9.001cm" draw:end-shape="id1" draw:end-glue-point="6" svg:d="M2586 8996h857v5h1358" svg:viewBox="0 0 2216 6">
          <text:p/>
        </draw:connector>
        <draw:connector draw:style-name="gr4" draw:text-style-name="P2" draw:layer="layout" svg:x1="4.997cm" svg:y1="6.527cm" svg:x2="5.001cm" svg:y2="8.801cm" draw:end-shape="id1" draw:end-glue-point="4" svg:d="M4997 6527v887h4v1387" svg:viewBox="0 0 5 2275">
          <text:p/>
        </draw:connector>
        <draw:connector draw:style-name="gr4" draw:text-style-name="P2" draw:layer="layout" svg:x1="5.201cm" svg:y1="9.001cm" svg:x2="11.25cm" svg:y2="9.004cm" draw:start-shape="id1" draw:start-glue-point="10" draw:end-shape="id2" draw:end-glue-point="3" svg:d="M5201 9001h3025v3h3024" svg:viewBox="0 0 6050 4">
          <text:p/>
        </draw:connector>
        <draw:connector draw:style-name="gr4" draw:text-style-name="P2" draw:layer="layout" draw:line-skew="0.399cm" svg:x1="5.201cm" svg:y1="9.001cm" svg:x2="11cm" svg:y2="12.45cm" draw:start-shape="id1" draw:start-glue-point="10" draw:end-shape="id3" draw:end-glue-point="3" svg:d="M5201 9001h3299v3449h2500" svg:viewBox="0 0 5800 3450">
          <text:p/>
        </draw:connector>
        <draw:connector draw:style-name="gr4" draw:text-style-name="P2" draw:layer="layout" svg:x1="13.25cm" svg:y1="9.004cm" svg:x2="17.8cm" svg:y2="9cm" draw:start-shape="id2" draw:start-glue-point="1" draw:end-shape="id4" draw:end-glue-point="6" svg:d="M13250 9004h2275v-4h2275" svg:viewBox="0 0 4551 5">
          <text:p/>
        </draw:connector>
        <draw:connector draw:style-name="gr4" draw:text-style-name="P2" draw:layer="layout" svg:x1="13.5cm" svg:y1="12.45cm" svg:x2="18cm" svg:y2="9.2cm" draw:start-shape="id3" draw:start-glue-point="1" draw:end-shape="id4" draw:end-glue-point="8" svg:d="M13500 12450h4500v-3250" svg:viewBox="0 0 4501 3251">
          <text:p/>
        </draw:connector>
        <draw:custom-shape draw:style-name="gr5" draw:text-style-name="P1" xml:id="id5" draw:id="id5" draw:layer="layout" svg:width="1.5cm" svg:height="1.5cm" svg:x="11.525cm" svg:y="5.249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136cm" svg:x1="5.201cm" svg:y1="9.001cm" svg:x2="11.525cm" svg:y2="5.999cm" draw:start-shape="id1" draw:start-glue-point="10" draw:end-shape="id5" draw:end-glue-point="3" svg:d="M5201 9001h3299v-3002h3025" svg:viewBox="0 0 6325 3003">
          <text:p/>
        </draw:connector>
        <draw:frame draw:style-name="gr6" draw:text-style-name="P2" draw:layer="layout" svg:width="1.191cm" svg:height="0.542cm" svg:x="4.5cm" svg:y="5.9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1.482cm" svg:y="8.7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501cm" svg:y="8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192cm" svg:height="0.542cm" svg:x="15.101cm" svg:y="8.3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267cm" svg:height="0.542cm" svg:x="15.101cm" svg:y="11.84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.115cm" svg:height="0.509cm" svg:x="21.082cm" svg:y="8.74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11.917cm" svg:y="5.75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1.717cm" svg:y="8.2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1.628cm" svg:height="1.063cm" svg:x="11.383cm" svg:y="11.92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3" draw:layer="layout" svg:width="2.3cm" svg:height="1.097cm" svg:x="11.1cm" svg:y="6.956cm">
          <draw:text-box>
            <text:p text:style-name="P2"><text:span text:style-name="T1">Intégral</text:span></text:p>
          </draw:text-box>
        </draw:frame>
        <draw:frame draw:style-name="gr7" draw:text-style-name="P3" draw:layer="layout" svg:width="1.95cm" svg:height="1.097cm" svg:x="11.25cm" svg:y="10.453cm">
          <draw:text-box>
            <text:p text:style-name="P2"><text:span text:style-name="T1">Dérivé</text:span></text:p>
          </draw:text-box>
        </draw:frame>
        <draw:frame draw:style-name="gr7" draw:text-style-name="P3" draw:layer="layout" svg:width="1.55cm" svg:height="1.097cm" svg:x="11.475cm" svg:y="4.252cm">
          <draw:text-box>
            <text:p text:style-name="P2"><text:span text:style-name="T1">Gain</text:span></text:p>
          </draw:text-box>
        </draw:frame>
        <draw:frame draw:style-name="gr8" draw:text-style-name="P3" draw:layer="layout" svg:width="0.75cm" svg:height="0.674cm" svg:x="5.05cm" svg:y="8.24cm">
          <draw:text-box>
            <text:p text:style-name="P2"><text:span text:style-name="T1">+</text:span></text:p>
          </draw:text-box>
        </draw:frame>
        <draw:frame draw:style-name="gr7" draw:text-style-name="P3" draw:layer="layout" svg:width="5.85cm" svg:height="1.097cm" svg:x="8.55cm" svg:y="14.953cm">
          <draw:text-box>
            <text:p text:style-name="P2"><text:span text:style-name="T1">Ré</text:span><text:span text:style-name="T1">gu</text:span><text:span text:style-name="T1">lat</text:span><text:span text:style-name="T1">eu</text:span><text:span text:style-name="T1">r </text:span><text:span text:style-name="T1">PI</text:span><text:span text:style-name="T1">D </text:span><text:span text:style-name="T1">pa</text:span><text:span text:style-name="T1">ral</text:span><text:span text:style-name="T1">lèl</text:span><text:span text:style-name="T1">e</text:span></text:p>
          </draw:text-box>
        </draw:frame>
        <draw:frame draw:style-name="gr8" draw:text-style-name="P3" draw:layer="layout" svg:width="0.75cm" svg:height="0.674cm" svg:x="17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7.95cm" svg:y="9.04cm">
          <draw:text-box>
            <text:p text:style-name="P2"><text:span text:style-name="T1">+</text:span></text:p>
          </draw:text-box>
        </draw:frame>
        <draw:custom-shape draw:style-name="gr9" draw:text-style-name="P1" draw:layer="layout" svg:width="16cm" svg:height="12cm" svg:x="3.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0.75cm" svg:height="0.674cm" svg:x="4.15cm" svg:y="9.04cm">
          <draw:text-box>
            <text:p text:style-name="P2"><text:span text:style-name="T1">-</text:span></text:p>
          </draw:text-box>
        </draw:frame>
        <draw:connector draw:style-name="gr4" draw:text-style-name="P2" draw:layer="layout" svg:x1="18.2cm" svg:y1="9cm" svg:x2="21.004cm" svg:y2="8.996cm" draw:start-shape="id4" draw:start-glue-point="10" svg:d="M18200 9000h1653v-4h1151" svg:viewBox="0 0 2805 5">
          <text:p/>
        </draw:connector>
        <draw:connector draw:style-name="gr4" draw:text-style-name="P2" draw:layer="layout" svg:x1="13.025cm" svg:y1="5.999cm" svg:x2="18cm" svg:y2="8.8cm" draw:start-shape="id5" draw:start-glue-point="1" draw:end-shape="id4" draw:end-glue-point="4" svg:d="M13025 5999h4975v2801" svg:viewBox="0 0 4976 2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09-09T11:46:21.980659419</dc:date>
    <meta:editing-duration>PT48M3S</meta:editing-duration>
    <meta:editing-cycles>20</meta:editing-cycles>
    <meta:generator>LibreOffice/5.2.7.2$Linux_X86_64 LibreOffice_project/2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4/content.xml><?xml version="1.0" encoding="utf-8"?>
<math xmlns="http://www.w3.org/1998/Math/MathML" display="block">
  <semantics>
    <mrow>
      <msub>
        <mi>U</mi>
        <mi>i</mi>
      </msub>
      <mrow>
        <mo fence="true" stretchy="false">(</mo>
        <mrow>
          <mi>z</mi>
        </mrow>
        <mo fence="true" stretchy="false">)</mo>
      </mrow>
    </mrow>
    <annotation encoding="StarMath 5.0">U_i( z )</annotation>
  </semantics>
</math>
</file>

<file path=Object 5/content.xml><?xml version="1.0" encoding="utf-8"?>
<math xmlns="http://www.w3.org/1998/Math/MathML" display="block">
  <semantics>
    <mrow>
      <msub>
        <mi>U</mi>
        <mi>d</mi>
      </msub>
      <mrow>
        <mo fence="true" stretchy="false">(</mo>
        <mrow>
          <mi>z</mi>
        </mrow>
        <mo fence="true" stretchy="false">)</mo>
      </mrow>
    </mrow>
    <annotation encoding="StarMath 5.0">U_d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row>
      <mfrac>
        <msub>
          <mi>T</mi>
          <mi>d</mi>
        </msub>
        <mi>h</mi>
      </mfrac>
      <mfrac>
        <mrow>
          <mi>z</mi>
          <mo stretchy="false">−</mo>
          <mn>1</mn>
        </mrow>
        <mi>z</mi>
      </mfrac>
    </mrow>
    <annotation encoding="StarMath 5.0">T_d over h { z-1} over z </annotation>
  </semantics>
</math>
</file>